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Introtekst</text:span></text:p>
      <text:p text:style-name="Standard">Hoi hoi, welkom in de kast. Ik ben het genderkoekje, ik word gebruikt om mensen te helpen om over hun genderidentiteit en seksualiteit na te denken.<text:line-break/>Hier in de kast ga jij dit ook doen. <text:line-break/>Op mij zie je vijf stippen, door op deze stippen te klikken en in te vullen, ga je stap voor stap je eigen genderkoekje maken.</text:p>
      <text:p text:style-name="Standard">Bij elk schermpje staat een knop met een vraagteken<text:span text:style-name="T2"> </text:span>om meer informatie te krijgen. Veel plezier! </text:p>
      <text:p text:style-name="Standard"><text:span text:style-name="T1">naam en voornaamwoorden</text:span></text:p>
      <text:p text:style-name="Standard">vul hier je naam in en klik je voornaamwoorden aan.</text:p>
      <text:p text:style-name="Standard"><text:span text:style-name="T3">?</text:span></text:p>
      <text:p text:style-name="Standard">Voornaamwoorden zijn de woorden die je kan gebruiken om naar iemand te verwijzen. Naast de meest gebruikte voornaamwoorden die hier staan, gebruiken sommige mensen ook neopronouns: dit zijn voornaamwoorden die onafhankelijk zijn van de traditionele derde persoons voornaamwoorden. Voorbeelden van neopronouns zijn: xe/xem/xyr, ey/em/eir en zie/hir/hir. </text:p>
      <text:p text:style-name="Standard">Het is niet altijd duidelijk welke voornaamwoorden iemand gebruikt, je kan dit altijd aan diegene vragen.</text:p>
      <text:p text:style-name="Standard"><text:span text:style-name="T1">Genderidentiteit</text:span></text:p>
      <text:p text:style-name="Standard">Genderidentiteit geeft aan met welke gender je je identificeert. Je kan hier In het schema op elke plek klikken om je genderidentiteit aan te geven. </text:p>
      <text:p text:style-name="Standard"><text:span text:style-name="T3">?</text:span></text:p>
      <text:p text:style-name="Standard">Gender is meer dan alleen man en vrouw. Er zijn ook mensen die zich niet identificeren als man of vrouw deze mensen kunnen zich identificeren als non binair, dit is een parapluterm voor alle genderidentiteiten die niet in het binaire beeld van man of vrouw vallen. Je genderidentiteit heeft ook niks te maken met het geslacht waarmee je geboren bent. Als je genderidentiteit overeenkomt met het geslacht waarmee je geboren bent, noem je dat cisgender, komt dit niet met elkaar overeen noem je dit transgender.</text:p>
      <text:p text:style-name="Standard"><text:span text:style-name="T1">Expressie</text:span></text:p>
      <text:p text:style-name="Standard">Je genderexpressie is hoe je uiting geeft aan je eigen gender. Kies hier de plaatjes die kloppen bij jouw genderexpressie.</text:p>
      <text:p text:style-name="Standard"><text:span text:style-name="T3">?</text:span></text:p>
      <text:p text:style-name="Standard">Je genderexpressie kan bestaan uit de kleding die je draagt, het kapsel dat je hebt, de make up die je draagt en alle andere vormen van uiterlijke uitdrukking. Je genderexpressie hangt niet samen met je genderidentiteit of het geslacht waarmee je geboren bent.</text:p>
      <text:p text:style-name="P1"/>
      <text:p text:style-name="P1"/>
      <text:p text:style-name="P1"/>
      <text:p text:style-name="P1"><text:soft-page-break/></text:p>
      <text:p text:style-name="Standard"><text:span text:style-name="T1">Seksualiteit en romantiek</text:span></text:p>
      <text:p text:style-name="Standard">Je seksualiteit en romantische aantrekking bepaalt op wie je valt. Je kan hier in het plaatje overal klikken om je seksualiteit en romantische aantrekking aan te geven. </text:p>
      <text:p text:style-name="Standard"><text:span text:style-name="T3">?</text:span></text:p>
      <text:p text:style-name="Standard">Seksualiteit gaat over tot wie je je seksueel aangetrokken voelt, romantische aantrekking gaat over tot wie je je romantisch aangetrokken voelt, dit hoeft niet hetzelfde te zijn. Je kan je aangetrokken voelen tot iemand van hetzelfde geslacht: dat noemen we homoseksueel. Je kan je ook aangetrokken voelen tot iemand van het andere geslacht: dit noemen we heteroseksueel. Er zijn ook mensen die vallen op zowel mensen van hetzelfde geslacht als van het andere geslacht: deze mensen zijn biseksueel. Je kan je ook aangetrokken voelen tot mensen van alle genders: dit noem je panseksueel of omniseksueel. Er zijn ook mensen die helemaal geen of minder seksuele aantrekking voelen tot anderen: dit noem je aseksueel. Als mensen zich niet romantisch voelen aangetrokken tot anderen noem je dit aromantisch. Dit zijn de meest voorkomende en bekendste seksualiteiten, maar Er zijn er nog heel veel meer!!</text:p>
      <text:p text:style-name="Standard"><text:span text:style-name="T1">Fysiek</text:span></text:p>
      <text:p text:style-name="Standard">Hier staan de geslachtskenmerken waarmee iemand geboren kan worden, klik hier op degene die van jou van toepassing zijn.</text:p>
      <text:p text:style-name="Standard"><text:span text:style-name="T3">?</text:span></text:p>
      <text:p text:style-name="Standard">Iedereen wordt geboren met bepaalde geslachtskenmerken, op basis hiervan wat bepaalt of een kind een meisje; het kind heeft een vulva en vagina, of dat het een jongen genoemd wordt; het kind heeft een penis en testikels. Sommige mensen zijn geboren met een combinatie van deze kenmerken die niet “regulier” is voor een jongen of meisje. Deze mensen zijn intersex, niet iedereen die intersex is, heeft deze combinatie van geslachtskenmerken: iemand is intersex als iets dat met de geslachtsbepaling te maken heeft niet klopt met het “reguliere” beeld. </text:p>
      <text:p text:style-name="Standard">Ik heb het hier specifiek over een kind dat bij de geboorte een jongen/meisje genoemd wordt, het geslacht dat je toegewezen krijgt bij de geboorte hoofd niet perse het geslacht te zijn waarmee iemand zich identificeert. Een transman(een man die als baby het geslacht vrouw toegewezen heeft gekregen) is evengoed een man als hij nog borsten, een baarmoeder en een vagina heeft.</text:p>
      <text:p text:style-name="Standard"><text:span text:style-name="T1">Afsluitende tekst</text:span></text:p>
      <text:p text:style-name="Standard">Wat leuk dat je even bent komen kijken in de kast, hopelijk heb je er wat van geleerd en vond jij het ook leuk!! Mail hier je gender koekje naar jezelf.</text:p>
      <text:p text:style-name="Standard"/>
      <text:p text:style-name="Standard"/>
      <text:p text:style-name="Standard"/>
      <text:p text:style-name="Standard"><text:soft-page-brea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nl" fo:country="NL"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nl" fo:country="NL"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x van den Heuvel</meta:initial-creator>
    <dc:creator>Max van den Heuvel</dc:creator>
    <meta:editing-cycles>14</meta:editing-cycles>
    <meta:creation-date>2022-01-14T17:58:00</meta:creation-date>
    <dc:date>2022-01-15T15:03:00</dc:date>
    <meta:editing-duration>P0D</meta:editing-duration>
    <meta:generator>LibreOffice/7.2.4.1$Linux_X86_64 LibreOffice_project/20$Build-1</meta:generator>
    <meta:document-statistic meta:table-count="0" meta:image-count="0" meta:object-count="0" meta:page-count="3" meta:paragraph-count="27" meta:word-count="707" meta:character-count="4336" meta:non-whitespace-character-count="3650"/>
    <meta:user-defined meta:name="AppVersion">16.0000</meta:user-defined>
    <meta:template xlink:type="simple" xlink:actuate="onRequest" xlink:title="Normal" xlink:href=""/>
  </office:meta>
</office:document-meta>
</file>